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a0e2"/>
    </style:style>
    <style:style style:name="P2" style:family="paragraph" style:parent-style-name="Standard" style:list-style-name="L2">
      <style:text-properties officeooo:rsid="0004a0e2" officeooo:paragraph-rsid="0004a0e2"/>
    </style:style>
    <style:style style:name="P3" style:family="paragraph" style:parent-style-name="Standard" style:list-style-name="L1">
      <style:text-properties officeooo:rsid="0007af44" officeooo:paragraph-rsid="0007af44"/>
    </style:style>
    <style:style style:name="P4" style:family="paragraph" style:parent-style-name="Standard" style:list-style-name="L1">
      <style:text-properties officeooo:rsid="0008f80a" officeooo:paragraph-rsid="0008f80a"/>
    </style:style>
    <style:style style:name="P5" style:family="paragraph" style:parent-style-name="Standard" style:list-style-name="L2">
      <style:text-properties officeooo:rsid="0004b381" officeooo:paragraph-rsid="0004b381"/>
    </style:style>
    <style:style style:name="P6" style:family="paragraph" style:parent-style-name="Standard" style:list-style-name="L2">
      <style:text-properties officeooo:rsid="00050367" officeooo:paragraph-rsid="000503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1635" style:font-style-asian="normal" style:font-style-complex="normal"/>
    </style:style>
    <style:style style:name="T4" style:family="text">
      <style:text-properties officeooo:rsid="000ad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2558960" text:style-name="L1">
        <text:list-item>
          <text:p text:style-name="P1">120VAC/60Hz to 5VDC converter</text:p>
        </text:list-item>
        <text:list-item>
          <text:p text:style-name="P3">Two relays – one for each phase of mains – with coils in parallel for simultaneous actuation</text:p>
        </text:list-item>
        <text:list-item>
          <text:p text:style-name="P4">Raspberry pi zero w as system controller</text:p>
        </text:list-item>
      </text:list>
      <text:list xml:id="list759375891" text:style-name="L2">
        <text:list-item>
          <text:p text:style-name="P2">Real-time clock w/ coin battery slot for accurate time keeping with or without main power</text:p>
        </text:list-item>
        <text:list-item>
          <text:p text:style-name="P5">Female headers for I2C, some GPIO for any future expansion <text:span text:style-name="T4">(with pull-ups/impedance-matching resistors)</text:span></text:p>
        </text:list-item>
        <text:list-item>
          <text:p text:style-name="P6">Mounts to a raspberry pi zero w <text:span text:style-name="T1">and</text:span><text:span text:style-name="T2"> to our old timer box </text:span><text:span text:style-name="T3">(with 3D-printed mounting plat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8-01T08:59:51.420000000</dc:date>
    <meta:editing-duration>PT7M3S</meta:editing-duration>
    <meta:editing-cycles>11</meta:editing-cycles>
    <meta:document-statistic meta:table-count="0" meta:image-count="0" meta:object-count="0" meta:page-count="1" meta:paragraph-count="6" meta:word-count="77" meta:character-count="448" meta:non-whitespace-character-count="381"/>
  </office:meta>
</office:document-meta>
</file>